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Table3" style:family="table">
      <style:table-properties style:width="6.4299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in"/>
    </style:style>
    <style:style style:name="Table3.E" style:family="table-column">
      <style:table-column-properties style:column-width="1.1299in"/>
    </style:style>
    <style:style style:name="Table3.F" style:family="table-column">
      <style:table-column-properties style:column-width="0.931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30c0c9"/>
    </style:style>
    <style:style style:name="P23" style:family="paragraph" style:parent-style-name="Text_20_body">
      <style:text-properties officeooo:paragraph-rsid="009697bb"/>
    </style:style>
    <style:style style:name="P24" style:family="paragraph" style:parent-style-name="Text_20_body">
      <style:text-properties officeooo:paragraph-rsid="00a730e1"/>
    </style:style>
    <style:style style:name="P25" style:family="paragraph" style:parent-style-name="Text_20_body">
      <style:text-properties officeooo:paragraph-rsid="00ad7b22"/>
    </style:style>
    <style:style style:name="P26" style:family="paragraph" style:parent-style-name="Text_20_body">
      <style:text-properties officeooo:paragraph-rsid="00aec276"/>
    </style:style>
    <style:style style:name="P27" style:family="paragraph" style:parent-style-name="Text_20_body">
      <style:text-properties officeooo:paragraph-rsid="00b361fb"/>
    </style:style>
    <style:style style:name="P28" style:family="paragraph" style:parent-style-name="Text_20_body">
      <style:text-properties officeooo:paragraph-rsid="00b44ae8"/>
    </style:style>
    <style:style style:name="P29" style:family="paragraph" style:parent-style-name="Text_20_body">
      <style:text-properties officeooo:paragraph-rsid="00c42260"/>
    </style:style>
    <style:style style:name="P30" style:family="paragraph" style:parent-style-name="Text_20_body">
      <style:text-properties officeooo:rsid="00d4bff1" officeooo:paragraph-rsid="00d4bff1"/>
    </style:style>
    <style:style style:name="P31" style:family="paragraph" style:parent-style-name="Text_20_body">
      <style:text-properties officeooo:paragraph-rsid="00d6534d"/>
    </style:style>
    <style:style style:name="P32" style:family="paragraph" style:parent-style-name="Text_20_body">
      <style:text-properties officeooo:paragraph-rsid="00da9dbb"/>
    </style:style>
    <style:style style:name="P33" style:family="paragraph" style:parent-style-name="Text_20_body">
      <style:text-properties officeooo:paragraph-rsid="00dea9d7"/>
    </style:style>
    <style:style style:name="P34" style:family="paragraph" style:parent-style-name="Text_20_body">
      <style:text-properties officeooo:paragraph-rsid="00e45224"/>
    </style:style>
    <style:style style:name="P35" style:family="paragraph" style:parent-style-name="Preformatted_20_Text">
      <style:text-properties officeooo:rsid="0010dbb3" officeooo:paragraph-rsid="0010dbb3"/>
    </style:style>
    <style:style style:name="P36" style:family="paragraph" style:parent-style-name="Preformatted_20_Text">
      <style:paragraph-properties fo:text-align="center" style:justify-single-word="false"/>
      <style:text-properties officeooo:rsid="0010dbb3" officeooo:paragraph-rsid="0010dbb3"/>
    </style:style>
    <style:style style:name="P37" style:family="paragraph" style:parent-style-name="Preformatted_20_Text">
      <style:text-properties officeooo:rsid="0010dbb3" officeooo:paragraph-rsid="001d0859"/>
    </style:style>
    <style:style style:name="P38" style:family="paragraph" style:parent-style-name="Preformatted_20_Text">
      <style:text-properties officeooo:rsid="0010dbb3" officeooo:paragraph-rsid="00849b04"/>
    </style:style>
    <style:style style:name="P39" style:family="paragraph" style:parent-style-name="Preformatted_20_Text">
      <style:text-properties officeooo:paragraph-rsid="0010dbb3"/>
    </style:style>
    <style:style style:name="P40" style:family="paragraph" style:parent-style-name="Preformatted_20_Text">
      <style:text-properties style:font-name="Liberation Serif" fo:font-size="12pt" officeooo:rsid="0010dbb3" officeooo:paragraph-rsid="0010dbb3" style:font-size-asian="12pt" style:font-size-complex="12pt"/>
    </style:style>
    <style:style style:name="P41" style:family="paragraph" style:parent-style-name="Preformatted_20_Text">
      <style:text-properties officeooo:rsid="0045352d" officeooo:paragraph-rsid="0045352d"/>
    </style:style>
    <style:style style:name="P42" style:family="paragraph" style:parent-style-name="Preformatted_20_Text">
      <style:text-properties style:font-name="Liberation Se\" officeooo:rsid="0010dbb3" officeooo:paragraph-rsid="0010dbb3"/>
    </style:style>
    <style:style style:name="P43" style:family="paragraph" style:parent-style-name="Quotations">
      <style:text-properties officeooo:rsid="0010dbb3"/>
    </style:style>
    <style:style style:name="P44" style:family="paragraph" style:parent-style-name="Preformatted_20_Text">
      <style:paragraph-properties fo:margin-left="0.1181in" fo:margin-right="0in" fo:text-indent="0in" style:auto-text-indent="false"/>
      <style:text-properties officeooo:rsid="0010dbb3" officeooo:paragraph-rsid="0010dbb3"/>
    </style:style>
    <style:style style:name="P45" style:family="paragraph" style:parent-style-name="Preformatted_20_Text">
      <style:paragraph-properties fo:margin-left="0.1181in" fo:margin-right="0in" fo:text-indent="0in" style:auto-text-indent="false"/>
      <style:text-properties officeooo:rsid="0010dbb3" officeooo:paragraph-rsid="00d11ba8"/>
    </style:style>
    <style:style style:name="P46" style:family="paragraph" style:parent-style-name="Preformatted_20_Text">
      <style:paragraph-properties fo:margin-left="0.1181in" fo:margin-right="0in" fo:text-indent="0in" style:auto-text-indent="false"/>
      <style:text-properties officeooo:rsid="00c1ceeb" officeooo:paragraph-rsid="00c1ceeb"/>
    </style:style>
    <style:style style:name="P47" style:family="paragraph" style:parent-style-name="Preformatted_20_Text">
      <style:paragraph-properties fo:margin-left="0.1181in" fo:margin-right="0in" fo:text-indent="0in" style:auto-text-indent="false"/>
      <style:text-properties officeooo:rsid="00d11ba8" officeooo:paragraph-rsid="00d11ba8"/>
    </style:style>
    <style:style style:name="P48" style:family="paragraph" style:parent-style-name="Preformatted_20_Text">
      <style:paragraph-properties fo:margin-left="0in" fo:margin-right="0in" fo:text-indent="0in" style:auto-text-indent="false"/>
      <style:text-properties officeooo:rsid="0010dbb3" officeooo:paragraph-rsid="0010dbb3"/>
    </style:style>
    <style:style style:name="P49" style:family="paragraph" style:parent-style-name="Preformatted_20_Text">
      <style:paragraph-properties fo:margin-left="0in" fo:margin-right="0in" fo:text-indent="0in" style:auto-text-indent="false"/>
      <style:text-properties officeooo:rsid="00e20188" officeooo:paragraph-rsid="00e20188"/>
    </style:style>
    <style:style style:name="P50" style:family="paragraph" style:parent-style-name="Text_20_body">
      <style:paragraph-properties fo:margin-left="0in" fo:margin-right="0in" fo:text-indent="0in" style:auto-text-indent="false"/>
      <style:text-properties officeooo:rsid="00361ec7" officeooo:paragraph-rsid="00361ec7"/>
    </style:style>
    <style:style style:name="P51" style:family="paragraph" style:parent-style-name="Text_20_body">
      <style:paragraph-properties fo:margin-left="0in" fo:margin-right="0in" fo:text-indent="0in" style:auto-text-indent="false"/>
      <style:text-properties officeooo:rsid="00361ec7" officeooo:paragraph-rsid="00743f92"/>
    </style:style>
    <style:style style:name="P52" style:family="paragraph" style:parent-style-name="Text_20_body">
      <style:paragraph-properties fo:margin-left="0in" fo:margin-right="0in" fo:text-indent="0in" style:auto-text-indent="false"/>
      <style:text-properties officeooo:rsid="00394727" officeooo:paragraph-rsid="00394727"/>
    </style:style>
    <style:style style:name="P53" style:family="paragraph" style:parent-style-name="Text_20_body">
      <style:paragraph-properties fo:margin-left="0in" fo:margin-right="0in" fo:text-indent="0in" style:auto-text-indent="false"/>
      <style:text-properties officeooo:rsid="002223bd" officeooo:paragraph-rsid="0033bfd8"/>
    </style:style>
    <style:style style:name="P54" style:family="paragraph" style:parent-style-name="Text_20_body">
      <style:paragraph-properties fo:margin-left="0in" fo:margin-right="0in" fo:text-indent="0in" style:auto-text-indent="false"/>
      <style:text-properties officeooo:rsid="008c1a53" officeooo:paragraph-rsid="008c1a53"/>
    </style:style>
    <style:style style:name="P55"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56"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57" style:family="paragraph" style:parent-style-name="Text_20_body">
      <style:paragraph-properties fo:margin-left="0.65in" fo:margin-right="0in" fo:text-indent="0in" style:auto-text-indent="false"/>
      <style:text-properties officeooo:rsid="002223bd" officeooo:paragraph-rsid="0033bfd8"/>
    </style:style>
    <style:style style:name="P58" style:family="paragraph" style:parent-style-name="Text_20_body">
      <style:paragraph-properties fo:margin-left="0.65in" fo:margin-right="0in" fo:text-indent="0in" style:auto-text-indent="false"/>
      <style:text-properties officeooo:rsid="00361ec7" officeooo:paragraph-rsid="00361ec7"/>
    </style:style>
    <style:style style:name="P59" style:family="paragraph" style:parent-style-name="Text_20_body">
      <style:paragraph-properties fo:margin-left="0.65in" fo:margin-right="0in" fo:text-indent="0in" style:auto-text-indent="false"/>
      <style:text-properties officeooo:rsid="00394727" officeooo:paragraph-rsid="00394727"/>
    </style:style>
    <style:style style:name="P60" style:family="paragraph" style:parent-style-name="Text_20_body">
      <style:paragraph-properties fo:margin-left="0.65in" fo:margin-right="0in" fo:text-indent="0in" style:auto-text-indent="false"/>
      <style:text-properties officeooo:rsid="00394727" officeooo:paragraph-rsid="00b714a6"/>
    </style:style>
    <style:style style:name="P61" style:family="paragraph" style:parent-style-name="Text_20_body">
      <style:paragraph-properties fo:margin-left="0.65in" fo:margin-right="0in" fo:text-indent="0in" style:auto-text-indent="false"/>
      <style:text-properties officeooo:rsid="008a9565" officeooo:paragraph-rsid="008a9565"/>
    </style:style>
    <style:style style:name="P62" style:family="paragraph" style:parent-style-name="Text_20_body">
      <style:paragraph-properties fo:margin-left="0.65in" fo:margin-right="0in" fo:text-indent="0in" style:auto-text-indent="false"/>
      <style:text-properties officeooo:rsid="0089314f" officeooo:paragraph-rsid="0089314f"/>
    </style:style>
    <style:style style:name="P63" style:family="paragraph" style:parent-style-name="Text_20_body">
      <style:paragraph-properties fo:margin-left="0.35in" fo:margin-right="0in" fo:text-indent="0in" style:auto-text-indent="false"/>
      <style:text-properties officeooo:rsid="002223bd" officeooo:paragraph-rsid="0033bfd8"/>
    </style:style>
    <style:style style:name="P64" style:family="paragraph" style:parent-style-name="Text_20_body">
      <style:paragraph-properties fo:margin-left="0.35in" fo:margin-right="0in" fo:text-indent="0in" style:auto-text-indent="false"/>
      <style:text-properties officeooo:rsid="00361ec7" officeooo:paragraph-rsid="00361ec7"/>
    </style:style>
    <style:style style:name="P65" style:family="paragraph" style:parent-style-name="Text_20_body">
      <style:paragraph-properties fo:margin-left="0.35in" fo:margin-right="0in" fo:text-indent="0in" style:auto-text-indent="false"/>
      <style:text-properties officeooo:paragraph-rsid="00394727"/>
    </style:style>
    <style:style style:name="P66" style:family="paragraph" style:parent-style-name="Text_20_body">
      <style:paragraph-properties fo:margin-left="0.35in" fo:margin-right="0in" fo:text-indent="0in" style:auto-text-indent="false"/>
      <style:text-properties officeooo:rsid="00394727" officeooo:paragraph-rsid="00b714a6"/>
    </style:style>
    <style:style style:name="P67" style:family="paragraph" style:parent-style-name="Text_20_body">
      <style:paragraph-properties fo:margin-left="0.35in" fo:margin-right="0in" fo:text-indent="0in" style:auto-text-indent="false"/>
      <style:text-properties officeooo:rsid="0089314f" officeooo:paragraph-rsid="00b8e5f5"/>
    </style:style>
    <style:style style:name="P68" style:family="paragraph" style:parent-style-name="Table_20_Contents">
      <style:text-properties officeooo:rsid="00361ec7" officeooo:paragraph-rsid="00361ec7"/>
    </style:style>
    <style:style style:name="P69" style:family="paragraph" style:parent-style-name="Table_20_Contents">
      <style:text-properties officeooo:rsid="00361ec7" officeooo:paragraph-rsid="00394727"/>
    </style:style>
    <style:style style:name="P70" style:family="paragraph" style:parent-style-name="Table_20_Contents">
      <style:text-properties officeooo:rsid="0036cdde" officeooo:paragraph-rsid="0036cdde"/>
    </style:style>
    <style:style style:name="P71" style:family="paragraph" style:parent-style-name="Table_20_Contents">
      <style:text-properties officeooo:rsid="0036cdde" officeooo:paragraph-rsid="00b52a7a"/>
    </style:style>
    <style:style style:name="P72" style:family="paragraph" style:parent-style-name="Table_20_Contents">
      <style:text-properties officeooo:paragraph-rsid="0036cdde"/>
    </style:style>
    <style:style style:name="P73" style:family="paragraph" style:parent-style-name="Table_20_Contents">
      <style:text-properties officeooo:rsid="00387b48" officeooo:paragraph-rsid="00387b48"/>
    </style:style>
    <style:style style:name="P74" style:family="paragraph" style:parent-style-name="Table_20_Contents">
      <style:text-properties officeooo:rsid="00394727" officeooo:paragraph-rsid="00394727"/>
    </style:style>
    <style:style style:name="P75" style:family="paragraph" style:parent-style-name="Table_20_Contents">
      <style:text-properties officeooo:rsid="00394727" officeooo:paragraph-rsid="00d3be72"/>
    </style:style>
    <style:style style:name="P76"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81"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82" style:family="paragraph" style:parent-style-name="Table_20_Contents">
      <style:text-properties fo:font-weight="bold" officeooo:rsid="00361ec7" officeooo:paragraph-rsid="00361ec7" style:font-weight-asian="bold" style:font-weight-complex="bold"/>
    </style:style>
    <style:style style:name="P83" style:family="paragraph" style:parent-style-name="Table_20_Contents">
      <style:text-properties fo:font-weight="bold" officeooo:rsid="0036cdde" officeooo:paragraph-rsid="0036cdde" style:font-weight-asian="bold" style:font-weight-complex="bold"/>
    </style:style>
    <style:style style:name="P84" style:family="paragraph" style:parent-style-name="Table_20_Contents">
      <style:text-properties fo:font-weight="bold" officeooo:rsid="00cfabe8" officeooo:paragraph-rsid="00cfabe8" style:font-weight-asian="bold" style:font-weight-complex="bold"/>
    </style:style>
    <style:style style:name="P85" style:family="paragraph" style:parent-style-name="Table_20_Contents">
      <style:text-properties officeooo:rsid="00e7d4a6" officeooo:paragraph-rsid="00e7d4a6"/>
    </style:style>
    <style:style style:name="P86" style:family="paragraph" style:parent-style-name="Table_20_Heading">
      <style:text-properties style:font-name="Liberation Mono" fo:font-size="10pt" style:font-name-asian="Droid Sans Fallback1" style:font-size-asian="10pt" style:font-name-complex="Liberation Mono" style:font-size-complex="10pt"/>
    </style:style>
    <style:style style:name="P87"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88" style:family="paragraph" style:parent-style-name="Standard">
      <style:text-properties officeooo:rsid="0036cdde" officeooo:paragraph-rsid="00394727"/>
    </style:style>
    <style:style style:name="P89" style:family="paragraph" style:parent-style-name="Standard">
      <style:text-properties officeooo:rsid="00b52a7a" officeooo:paragraph-rsid="00b52a7a"/>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3">
      <style:text-properties officeooo:rsid="002c3da9" officeooo:paragraph-rsid="002c3da9"/>
    </style:style>
    <style:style style:name="P94" style:family="paragraph" style:parent-style-name="Text_20_body" style:list-style-name="L4">
      <style:text-properties officeooo:paragraph-rsid="002a63e0"/>
    </style:style>
    <style:style style:name="P95" style:family="paragraph" style:parent-style-name="Text_20_body" style:list-style-name="L4">
      <style:text-properties officeooo:paragraph-rsid="005b306a"/>
    </style:style>
    <style:style style:name="P96" style:family="paragraph" style:parent-style-name="Text_20_body" style:list-style-name="L4">
      <style:text-properties officeooo:paragraph-rsid="005fb17f"/>
    </style:style>
    <style:style style:name="P97" style:family="paragraph" style:parent-style-name="Text_20_body" style:list-style-name="L4">
      <style:text-properties fo:font-weight="normal" officeooo:paragraph-rsid="00b361fb" style:font-weight-asian="normal" style:font-weight-complex="normal"/>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text-properties officeooo:paragraph-rsid="0045352d"/>
    </style:style>
    <style:style style:name="P104" style:family="paragraph" style:parent-style-name="Text_20_body">
      <style:text-properties officeooo:rsid="00f7f096" officeooo:paragraph-rsid="0045352d"/>
    </style:style>
    <style:style style:name="P105" style:family="paragraph" style:parent-style-name="Text_20_body">
      <style:text-properties officeooo:rsid="00f7f096" officeooo:paragraph-rsid="0100831a"/>
    </style:style>
    <style:style style:name="P106" style:family="paragraph" style:parent-style-name="Text_20_body">
      <style:text-properties fo:font-weight="bold" officeooo:rsid="00f7f096" officeooo:paragraph-rsid="00f8d141" style:font-weight-asian="bold" style:font-weight-complex="bold"/>
    </style:style>
    <style:style style:name="P107" style:family="paragraph" style:parent-style-name="Text_20_body">
      <style:text-properties officeooo:paragraph-rsid="0100831a"/>
    </style:style>
    <style:style style:name="P108" style:family="paragraph" style:parent-style-name="Text_20_body">
      <style:text-properties officeooo:paragraph-rsid="01028c08"/>
    </style:style>
    <style:style style:name="P109" style:family="paragraph" style:parent-style-name="Text_20_body">
      <style:text-properties officeooo:paragraph-rsid="01042916"/>
    </style:style>
    <style:style style:name="P110" style:family="paragraph" style:parent-style-name="Text_20_body">
      <style:paragraph-properties fo:margin-left="0in" fo:margin-right="0in" fo:text-indent="0in" style:auto-text-indent="false"/>
      <style:text-properties officeooo:rsid="002223bd" officeooo:paragraph-rsid="0033bfd8"/>
    </style:style>
    <style:style style:name="P111" style:family="paragraph" style:parent-style-name="Heading_20_2">
      <style:paragraph-properties fo:break-before="page"/>
    </style:style>
    <style:style style:name="P112" style:family="paragraph" style:parent-style-name="Preformatted_20_Text" style:list-style-name="L9">
      <style:text-properties officeooo:rsid="0010dbb3" officeooo:paragraph-rsid="0010dbb3"/>
    </style:style>
    <style:style style:name="P113" style:family="paragraph" style:parent-style-name="Preformatted_20_Text" style:list-style-name="L10">
      <style:text-properties officeooo:rsid="0010dbb3" officeooo:paragraph-rsid="0010dbb3"/>
    </style:style>
    <style:style style:name="P114" style:family="paragraph" style:parent-style-name="Preformatted_20_Text">
      <style:text-properties officeooo:rsid="0010dbb3" officeooo:paragraph-rsid="001d0859"/>
    </style:style>
    <style:style style:name="P115" style:family="paragraph" style:parent-style-name="Preformatted_20_Text">
      <style:text-properties officeooo:rsid="0010dbb3" officeooo:paragraph-rsid="00f0322f"/>
    </style:style>
    <style:style style:name="P116" style:family="paragraph" style:parent-style-name="Preformatted_20_Text">
      <style:text-properties style:font-name="Liberation Serif" fo:font-size="12pt" officeooo:rsid="00f0322f" officeooo:paragraph-rsid="00f0322f" style:font-size-asian="12pt" style:font-size-complex="12pt"/>
    </style:style>
    <style:style style:name="P117" style:family="paragraph" style:parent-style-name="Preformatted_20_Text">
      <style:text-properties fo:font-size="12pt" officeooo:rsid="00f3083d" officeooo:paragraph-rsid="00f3083d" style:font-size-asian="12pt" style:font-size-complex="12pt"/>
    </style:style>
    <style:style style:name="P118" style:family="paragraph" style:parent-style-name="Preformatted_20_Text">
      <style:text-properties fo:font-size="12pt" officeooo:rsid="00f4fda7" officeooo:paragraph-rsid="00f4fda7" style:font-size-asian="12pt" style:font-size-complex="12pt"/>
    </style:style>
    <style:style style:name="P119" style:family="paragraph" style:parent-style-name="Preformatted_20_Text">
      <style:text-properties style:font-name="Liberation Mono" fo:font-size="10pt" officeooo:rsid="0010dbb3" officeooo:paragraph-rsid="00f5d422" style:font-size-asian="10pt" style:font-size-complex="10pt"/>
    </style:style>
    <style:style style:name="P120" style:family="paragraph" style:parent-style-name="Heading_20_3">
      <style:paragraph-properties fo:break-before="page"/>
    </style:style>
    <style:style style:name="P121" style:family="paragraph" style:parent-style-name="Table_20_Contents">
      <style:text-properties officeooo:rsid="00f8d141" officeooo:paragraph-rsid="00f8d141"/>
    </style:style>
    <style:style style:name="P122" style:family="paragraph" style:parent-style-name="Table_20_Contents">
      <style:text-properties officeooo:rsid="00f8d141" officeooo:paragraph-rsid="00fac7f8"/>
    </style:style>
    <style:style style:name="P123" style:family="paragraph" style:parent-style-name="Table_20_Contents">
      <style:paragraph-properties fo:text-align="center" style:justify-single-word="false"/>
      <style:text-properties officeooo:rsid="00f8d141" officeooo:paragraph-rsid="00f8d141"/>
    </style:style>
    <style:style style:name="P124" style:family="paragraph" style:parent-style-name="Table_20_Contents">
      <style:paragraph-properties fo:text-align="center" style:justify-single-word="false"/>
      <style:text-properties officeooo:rsid="00f8d141" officeooo:paragraph-rsid="00fac7f8"/>
    </style:style>
    <style:style style:name="P125" style:family="paragraph" style:parent-style-name="Table_20_Contents">
      <style:text-properties fo:font-weight="bold" style:font-weight-asian="bold" style:font-weight-complex="bold"/>
    </style:style>
    <style:style style:name="P126" style:family="paragraph" style:parent-style-name="Table_20_Contents">
      <style:text-properties fo:font-weight="bold" officeooo:rsid="00f8d141" officeooo:paragraph-rsid="00f8d141" style:font-weight-asian="bold" style:font-weight-complex="bold"/>
    </style:style>
    <style:style style:name="P127" style:family="paragraph" style:parent-style-name="Table_20_Contents">
      <style:text-properties fo:font-weight="bold" officeooo:rsid="00fef296" officeooo:paragraph-rsid="00fef296" style:font-weight-asian="bold" style:font-weight-complex="bold"/>
    </style:style>
    <style:style style:name="P128" style:family="paragraph" style:parent-style-name="Table_20_Contents">
      <style:text-properties fo:font-weight="bold" officeooo:rsid="00ff9c47" officeooo:paragraph-rsid="00ff9c47" style:font-weight-asian="bold" style:font-weight-complex="bold"/>
    </style:style>
    <style:style style:name="P129" style:family="paragraph" style:parent-style-name="Table_20_Contents">
      <style:paragraph-properties fo:text-align="center" style:justify-single-word="false"/>
      <style:text-properties officeooo:rsid="00fac7f8" officeooo:paragraph-rsid="00fac7f8"/>
    </style:style>
    <style:style style:name="P130" style:family="paragraph" style:parent-style-name="Table_20_Contents">
      <style:paragraph-properties fo:text-align="center" style:justify-single-word="false"/>
      <style:text-properties officeooo:rsid="00fc44d8" officeooo:paragraph-rsid="00fc44d8"/>
    </style:style>
    <style:style style:name="P131" style:family="paragraph" style:parent-style-name="Table_20_Contents">
      <style:paragraph-properties fo:text-align="center" style:justify-single-word="false"/>
      <style:text-properties officeooo:rsid="00fef296" officeooo:paragraph-rsid="00fef296"/>
    </style:style>
    <style:style style:name="P132" style:family="paragraph" style:parent-style-name="Table_20_Contents">
      <style:paragraph-properties fo:text-align="center" style:justify-single-word="false"/>
      <style:text-properties officeooo:rsid="00ff9c47" officeooo:paragraph-rsid="00ff9c47"/>
    </style:style>
    <style:style style:name="P133" style:family="paragraph" style:parent-style-name="Table_20_Contents">
      <style:text-properties officeooo:rsid="00fffd41" officeooo:paragraph-rsid="00fffd41"/>
    </style:style>
    <style:style style:name="P134" style:family="paragraph" style:parent-style-name="Table_20_Contents">
      <style:paragraph-properties fo:text-align="center" style:justify-single-word="false"/>
      <style:text-properties officeooo:rsid="00fffd41" officeooo:paragraph-rsid="00fffd41"/>
    </style:style>
    <style:style style:name="P135" style:family="paragraph" style:parent-style-name="Table_20_Heading">
      <style:text-properties fo:font-weight="bold" officeooo:rsid="00f8d141" officeooo:paragraph-rsid="00f8d141" style:font-weight-asian="bold" style:font-weight-complex="bold"/>
    </style:style>
    <style:style style:name="P136" style:family="paragraph" style:parent-style-name="Table_20_Heading">
      <style:text-properties fo:font-weight="bold" officeooo:rsid="00fef296" officeooo:paragraph-rsid="00fef296" style:font-weight-asian="bold" style:font-weight-complex="bold"/>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4bc78"/>
    </style:style>
    <style:style style:name="T44" style:family="text">
      <style:text-properties officeooo:rsid="0045352d"/>
    </style:style>
    <style:style style:name="T45" style:family="text">
      <style:text-properties officeooo:rsid="004acd85"/>
    </style:style>
    <style:style style:name="T46" style:family="text">
      <style:text-properties officeooo:rsid="004df854"/>
    </style:style>
    <style:style style:name="T47" style:family="text">
      <style:text-properties officeooo:rsid="004f7529"/>
    </style:style>
    <style:style style:name="T48" style:family="text">
      <style:text-properties style:text-position="super 58%" officeooo:rsid="0010dbb3"/>
    </style:style>
    <style:style style:name="T49" style:family="text">
      <style:text-properties officeooo:rsid="00517a5a"/>
    </style:style>
    <style:style style:name="T50" style:family="text">
      <style:text-properties style:font-name="Liberation Serif" fo:font-size="12pt" style:font-size-asian="12pt" style:font-size-complex="12pt"/>
    </style:style>
    <style:style style:name="T51" style:family="text">
      <style:text-properties officeooo:rsid="0052a958"/>
    </style:style>
    <style:style style:name="T52" style:family="text">
      <style:text-properties officeooo:rsid="00544b05"/>
    </style:style>
    <style:style style:name="T53" style:family="text">
      <style:text-properties officeooo:rsid="0059475a"/>
    </style:style>
    <style:style style:name="T54" style:family="text">
      <style:text-properties officeooo:rsid="005b306a"/>
    </style:style>
    <style:style style:name="T55" style:family="text">
      <style:text-properties officeooo:rsid="005fb17f"/>
    </style:style>
    <style:style style:name="T56" style:family="text">
      <style:text-properties officeooo:rsid="006a557a"/>
    </style:style>
    <style:style style:name="T57" style:family="text">
      <style:text-properties officeooo:rsid="006a99b0"/>
    </style:style>
    <style:style style:name="T58" style:family="text">
      <style:text-properties officeooo:rsid="006c53f5"/>
    </style:style>
    <style:style style:name="T59" style:family="text">
      <style:text-properties officeooo:rsid="006ebffe"/>
    </style:style>
    <style:style style:name="T60" style:family="text">
      <style:text-properties officeooo:rsid="006ee463"/>
    </style:style>
    <style:style style:name="T61" style:family="text">
      <style:text-properties officeooo:rsid="00743f92"/>
    </style:style>
    <style:style style:name="T62" style:family="text">
      <style:text-properties officeooo:rsid="0075f21f"/>
    </style:style>
    <style:style style:name="T63" style:family="text">
      <style:text-properties officeooo:rsid="00763654"/>
    </style:style>
    <style:style style:name="T64" style:family="text">
      <style:text-properties officeooo:rsid="0077772f"/>
    </style:style>
    <style:style style:name="T65" style:family="text">
      <style:text-properties officeooo:rsid="0078eecf"/>
    </style:style>
    <style:style style:name="T66" style:family="text">
      <style:text-properties officeooo:rsid="007b4335"/>
    </style:style>
    <style:style style:name="T67" style:family="text">
      <style:text-properties officeooo:rsid="007de20d"/>
    </style:style>
    <style:style style:name="T68" style:family="text">
      <style:text-properties officeooo:rsid="007f4a00"/>
    </style:style>
    <style:style style:name="T69" style:family="text">
      <style:text-properties officeooo:rsid="00807cae"/>
    </style:style>
    <style:style style:name="T70" style:family="text">
      <style:text-properties officeooo:rsid="0081086c"/>
    </style:style>
    <style:style style:name="T71" style:family="text">
      <style:text-properties officeooo:rsid="008239f3"/>
    </style:style>
    <style:style style:name="T72" style:family="text">
      <style:text-properties officeooo:rsid="00849b04"/>
    </style:style>
    <style:style style:name="T73" style:family="text">
      <style:text-properties officeooo:rsid="008dcd94"/>
    </style:style>
    <style:style style:name="T74" style:family="text">
      <style:text-properties officeooo:rsid="008fb805"/>
    </style:style>
    <style:style style:name="T75" style:family="text">
      <style:text-properties officeooo:rsid="00954b30"/>
    </style:style>
    <style:style style:name="T76" style:family="text">
      <style:text-properties officeooo:rsid="009697bb"/>
    </style:style>
    <style:style style:name="T77" style:family="text">
      <style:text-properties officeooo:rsid="009706a9"/>
    </style:style>
    <style:style style:name="T78" style:family="text">
      <style:text-properties officeooo:rsid="00981691"/>
    </style:style>
    <style:style style:name="T79" style:family="text">
      <style:text-properties officeooo:rsid="009e8be5"/>
    </style:style>
    <style:style style:name="T80" style:family="text">
      <style:text-properties officeooo:rsid="00a730e1"/>
    </style:style>
    <style:style style:name="T81" style:family="text">
      <style:text-properties officeooo:rsid="00aa555a"/>
    </style:style>
    <style:style style:name="T82" style:family="text">
      <style:text-properties officeooo:rsid="00abba8b"/>
    </style:style>
    <style:style style:name="T83" style:family="text">
      <style:text-properties officeooo:rsid="00ac576a"/>
    </style:style>
    <style:style style:name="T84" style:family="text">
      <style:text-properties officeooo:rsid="00ad7b22"/>
    </style:style>
    <style:style style:name="T85" style:family="text">
      <style:text-properties officeooo:rsid="00aec276"/>
    </style:style>
    <style:style style:name="T86" style:family="text">
      <style:text-properties officeooo:rsid="00afd5d7"/>
    </style:style>
    <style:style style:name="T87" style:family="text">
      <style:text-properties officeooo:rsid="00b1ec03"/>
    </style:style>
    <style:style style:name="T88" style:family="text">
      <style:text-properties officeooo:rsid="004b5334"/>
    </style:style>
    <style:style style:name="T89" style:family="text">
      <style:text-properties officeooo:rsid="00b44ae8"/>
    </style:style>
    <style:style style:name="T90" style:family="text">
      <style:text-properties officeooo:rsid="00b52a7a"/>
    </style:style>
    <style:style style:name="T91" style:family="text">
      <style:text-properties officeooo:rsid="00b714a6"/>
    </style:style>
    <style:style style:name="T92" style:family="text">
      <style:text-properties officeooo:rsid="00b792a5"/>
    </style:style>
    <style:style style:name="T93" style:family="text">
      <style:text-properties officeooo:rsid="00b80c50"/>
    </style:style>
    <style:style style:name="T94" style:family="text">
      <style:text-properties officeooo:rsid="00b8e5f5"/>
    </style:style>
    <style:style style:name="T95" style:family="text">
      <style:text-properties officeooo:rsid="00be7053"/>
    </style:style>
    <style:style style:name="T96" style:family="text">
      <style:text-properties officeooo:rsid="00c1ceeb"/>
    </style:style>
    <style:style style:name="T97" style:family="text">
      <style:text-properties officeooo:rsid="00c2e283"/>
    </style:style>
    <style:style style:name="T98" style:family="text">
      <style:text-properties officeooo:rsid="00c42260"/>
    </style:style>
    <style:style style:name="T99" style:family="text">
      <style:text-properties officeooo:rsid="00ce1781"/>
    </style:style>
    <style:style style:name="T100" style:family="text">
      <style:text-properties officeooo:rsid="00cfabe8"/>
    </style:style>
    <style:style style:name="T101" style:family="text">
      <style:text-properties officeooo:rsid="00d11ba8"/>
    </style:style>
    <style:style style:name="T102" style:family="text">
      <style:text-properties officeooo:rsid="00d3be72"/>
    </style:style>
    <style:style style:name="T103" style:family="text">
      <style:text-properties officeooo:rsid="00d52118"/>
    </style:style>
    <style:style style:name="T104" style:family="text">
      <style:text-properties officeooo:rsid="00d6534d"/>
    </style:style>
    <style:style style:name="T105" style:family="text">
      <style:text-properties officeooo:rsid="00d80436"/>
    </style:style>
    <style:style style:name="T106" style:family="text">
      <style:text-properties officeooo:rsid="00d93369"/>
    </style:style>
    <style:style style:name="T107" style:family="text">
      <style:text-properties officeooo:rsid="00da9dbb"/>
    </style:style>
    <style:style style:name="T108" style:family="text">
      <style:text-properties officeooo:rsid="00dea9d7"/>
    </style:style>
    <style:style style:name="T109" style:family="text">
      <style:text-properties officeooo:rsid="00e03d41"/>
    </style:style>
    <style:style style:name="T110" style:family="text">
      <style:text-properties officeooo:rsid="00e45224"/>
    </style:style>
    <style:style style:name="T111" style:family="text">
      <style:text-properties officeooo:rsid="00e7d4a6"/>
    </style:style>
    <style:style style:name="T112" style:family="text">
      <style:text-properties officeooo:rsid="00ec16be"/>
    </style:style>
    <style:style style:name="T113" style:family="text">
      <style:text-properties officeooo:rsid="00f0322f"/>
    </style:style>
    <style:style style:name="T114" style:family="text">
      <style:text-properties officeooo:rsid="00f3083d"/>
    </style:style>
    <style:style style:name="T115" style:family="text">
      <style:text-properties style:font-name="Liberation Serif"/>
    </style:style>
    <style:style style:name="T116" style:family="text">
      <style:text-properties style:font-name="Liberation Serif" officeooo:rsid="00f0322f"/>
    </style:style>
    <style:style style:name="T117" style:family="text">
      <style:text-properties style:font-name="Liberation Serif" officeooo:rsid="00f1dbd9"/>
    </style:style>
    <style:style style:name="T118" style:family="text">
      <style:text-properties style:font-name="Liberation Serif" officeooo:rsid="00f5c7e1"/>
    </style:style>
    <style:style style:name="T119" style:family="text">
      <style:text-properties officeooo:rsid="00f5d422"/>
    </style:style>
    <style:style style:name="T120" style:family="text">
      <style:text-properties officeooo:rsid="00fef296"/>
    </style:style>
    <style:style style:name="T121" style:family="text">
      <style:text-properties officeooo:rsid="00ff9c47"/>
    </style:style>
    <style:style style:name="T122" style:family="text">
      <style:text-properties officeooo:rsid="00fffd41"/>
    </style:style>
    <style:style style:name="T123" style:family="text">
      <style:text-properties officeooo:rsid="0101ddef"/>
    </style:style>
    <style:style style:name="T124" style:family="text">
      <style:text-properties officeooo:rsid="010429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77">(v2)</text:span></text:h>
      <text:p text:style-name="P36">Sandy Harris</text:p>
      <text:p text:style-name="P36">sandyinchina@gmail.com</text:p>
      <text:h text:style-name="Heading_20_2" text:outline-level="2">Abstract:</text:h>
      <text:p text:style-name="P55">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56">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8538253111100227313" text:style-name="L1">
        <text:list-item>
          <text:p text:style-name="P90">/dev/random provides high-grade randomness for critical applications and will block (make the user wait) if the pool lacks entropy</text:p>
        </text:list-item>
        <text:list-item>
          <text:p text:style-name="P90">/dev/urandom never blocks (always gives output) but is only cryptographically strong, and does not give guaranteed entropy</text:p>
        </text:list-item>
      </text:list>
      <text:p text:style-name="P35"><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2">laptop or </text:span>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L/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3">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35"/>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6">(or have been) </text:span>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6">do a significant amount of</text:span> crypto, <text:span text:style-name="T66">then </text:span>insisting on a hardware RNG as <text:span text:style-name="T66">a requirement in the</text:span> specification is completely reasonable. <text:span text:style-name="T66">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2">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3"><text:span text:style-name="T107">However, I do not think </text:span>this is a <text:span text:style-name="T108">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4">This means that – while directly using hardware RNG output may be risky and the exact level of risk is extremely hard to assess – using it to feed the Linux device is almost certainly safe. </text:span></text:p>
      <text:p text:style-name="P25">Adding a <text:span text:style-name="T106">good </text:span>second source of entropy – maxwell(8) <text:span text:style-name="T56">or any of those discussed below</text:span> – makes an attack via RNG subversion utterly implausible.</text:p>
      <text:h text:style-name="Heading_20_3" text:outline-level="3"><text:soft-page-break/>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1">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43">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text:soft-page-break/>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4">There is a plausible argument on the other side. Papers such as Yarrow [7] argue that a well-designed, <text:span text:style-name="T67">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5">on </text:span>internal processor state<text:span text:style-name="T85"> which is </text:span>not <text:span text:style-name="T85">visible to users, hence not </text:span>knowable by an opponent, <text:span text:style-name="T110">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87">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text:soft-page-break/>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of course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2025196283480099442" text:style-name="L2">
        <text:list-item>
          <text:p text:style-name="P91">requiring an on-board or external hardware RNG</text:p>
        </text:list-item>
        <text:list-item>
          <text:p text:style-name="P91">requiring a sound card or equivalent device like Turbid</text:p>
        </text:list-item>
        <text:list-item>
          <text:p text:style-name="P91">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3">fully </text:span>trusted – either an on-board hardware RNG or Turbid. In this view other generators – random(4), maxwell(8), HAVEGE, Cryptlib, Yarrow, Fortuna, … – are all in effect using system state as a pseudo-random generator, so they cannot be trusted <text:span text:style-name="T86">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If there is a hardware RNG on your board or you have a sound device free for Turbid, <text:span text:style-name="T57">then</text:span> that is the clearly the generator to use. Either of those <text:span text:style-name="T52">uses inputs that are provably inherently random, and </text:span>can give large amounts of high grade entropy for little resource cost. If both are available <text:span text:style-name="T86">and you have high security requirements</text:span>, use both.</text:p>
      <text:p text:style-name="P26"><text:soft-page-break/>If n<text:span text:style-name="T52">o hardware RNG</text:span> is available, the choice is more difficult. It is possible to use maxwell(8) in all cases, but using the Cryptlib RNG <text:span text:style-name="T6">or HAVEGE is practical on many systems and may be preferable on some. A</text:span>dding a <text:span text:style-name="T53">sound </text:span>device for Turbid <text:span text:style-name="T18">or</text:span> using an external hardware RNG is worth considering as well, <text:span text:style-name="T58">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2210010128405604205" text:style-name="L3">
        <text:list-item>
          <text:p text:style-name="P92">where the generators listed above are, for one reason or another, not usable</text:p>
        </text:list-item>
        <text:list-item>
          <text:p text:style-name="P92">when using one of the above generators would be expensive or inconvenient.</text:p>
        </text:list-item>
        <text:list-item>
          <text:p text:style-name="P92"><text:span text:style-name="T20">as </text:span>a second generator run in parallel with any of the above, for safety if the other fails</text:p>
        </text:list-item>
        <text:list-item>
          <text:p text:style-name="P92">when another generator is not fully trusted (“Have the NSA got to Intel?” asks the paranoid)</text:p>
        </text:list-item>
        <text:list-item>
          <text:p text:style-name="P92">whenever a few <text:span text:style-name="T75">K </text:span>bits a second is clearly enough</text:p>
        </text:list-item>
        <text:list-item>
          <text:p text:style-name="P93">when a few extra <text:span text:style-name="T75">K </text:span>bits are needed</text:p>
        </text:list-item>
      </text:list>
      <text:p text:style-name="Text_20_body">There are <text:span text:style-name="T55">many</text:span> applications:</text:p>
      <text:list xml:id="list3737760043202414308" text:style-name="L4">
        <text:list-item>
          <text:p text:style-name="P94">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4">.</text:span></text:p>
        </text:list-item>
        <text:list-item>
          <text:p text:style-name="P95">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97"><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94"><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96"><text:span text:style-name="T22">S</text:span><text:span text:style-name="T28">ome machines may have heavy demands at certain times, </text:span><text:span text:style-name="T25">for example</text:span><text:span text:style-name="T28"> at the start of the work 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6">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59">for</text:span> a <text:span text:style-name="T59">lap</text:span>top; <text:span text:style-name="T16">almost </text:span><text:soft-page-break/><text:span text:style-name="T16">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4549217588022386605" text:style-name="L5">
        <text:list-item>
          <text:p text:style-name="P98">good <text:s/>== excellent randomness</text:p>
        </text:list-item>
        <text:list-item>
          <text:p text:style-name="P98">fast <text:s text:c="3"/>== high volume output</text:p>
        </text:list-item>
        <text:list-item>
          <text:p text:style-name="P98">cheap == a small simple program</text:p>
        </text:list-item>
      </text:list>
      <text:p text:style-name="Text_20_body">I choose good and cheap. We want excellent randomness from a small simple program; I argue <text:span text:style-name="T95">both </text:span>that this is <text:span text:style-name="T95">possi</text:span>ble <text:span text:style-name="T95">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8">There are particular cases where a large burst is needed; for example, to generate a PGP key, one needs a few K bits of top-grade randomness. <text:span text:style-name="T89">It might also be useful to have a cron job dump some data into the pool periodically, at least “A few hundred random bits ... once a day”, but if maxwell(8) is run in the background it continuously tops up the pool so that may not be necessary</text:span>.</text:p>
      <text:p text:style-name="P28"><text:span text:style-name="T112">I</text:span>n general even a system doing considerable crypto will not need more than a few hundred bits per second of new entropy. For example, if a<text:span text:style-name="T45">n IPsec</text:span> <text:span text:style-name="T45">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text:span></text:p>
      <text:p text:style-name="P28">maxwell(8) <text:span text:style-name="T60">is</text:span> <text:span text:style-name="T78">about </text:span>an order of magnitude <text:span text:style-name="T60">faster than that</text:span>, <text:span text:style-name="T60">giving </text:span>a few K bits per second; <text:span text:style-name="T89">d</text:span>etails are in the “Resources and speed” section. <text:span text:style-name="T60">In a more realistic scenario – session keys are only a few hundred bits and the quality of /dev/urandom is enough for them – maxwell(8) is at least two orders of magnitude faster than the requirement.</text:span></text:p>
      <text:p text:style-name="P27"><text:span text:style-name="T88">Of course a system that does a great deal of crypto – the IPsec gateway in the example above, or a server doing a lot of Kerberos, SSH or TLS – really should have a hardware RNG (choose a machine </text:span><text:soft-page-break/><text:span text:style-name="T88">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4563204306327898483" text:style-name="L6">
        <text:list-item>
          <text:p text:style-name="P99">doing usleep(100), which gives a 100 µs delay</text:p>
        </text:list-item>
        <text:list-item>
          <text:p text:style-name="P99">doing a timer call</text:p>
        </text:list-item>
        <text:list-item>
          <text:p text:style-name="P99">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476225362449598042" text:style-name="L7">
        <text:list-item>
          <text:p text:style-name="P100">timer call</text:p>
        </text:list-item>
        <text:list-item>
          <text:p text:style-name="P100">some simple arithmetic</text:p>
        </text:list-item>
        <text:list-item>
          <text:p text:style-name="P100">timer call</text:p>
        </text:list-item>
        <text:list-item>
          <text:p text:style-name="P100">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text:soft-page-break/>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1">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68">it</text:span> uses no buffer, no hashing, <text:span text:style-name="T68">no S-boxes, </text:span>and no <text:span text:style-name="T68">floating point</text:span>, only <text:span text:style-name="T68">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69">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2">just under 600</text:span> lines in .<text:span text:style-name="T109">c and .h files for maxwell(8) itself, under 750 </text:span><text:soft-page-break/><text:span text:style-name="T109">including test programs</text:span>. SHA-1 alone is <text:span text:style-name="T111">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64">Two options take no parameters; these are intended mainly for use in testing:</text:p>
      <text:p text:style-name="P50"><text:s text:c="7"/>-s <text:s text:c="4"/>Send output to standard output instead of to /dev/random.</text:p>
      <text:p text:style-name="P58">The main intended use is for testing; other options let you control the amount and type of output, and it can be piped into test tools or sent to a file for later analysis.</text:p>
      <text:p text:style-name="P58"><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50"><text:s text:c="7"/>-&lt;digit&gt;</text:p>
      <text:p text:style-name="P58">This runs the given number of loops, where any other combination of options runs at least three. It also omits the extra mixing normally <text:s/>done <text:s/>outside <text:s/>the loop. It is normally used with the -s option.</text:p>
      <text:p text:style-name="P58">If maxwell -1 -<text:span text:style-name="T70">s </text:span>| ent shows &gt;= three bits of entropy per byte, then maxwell is safe. That is 12 bits per loop and maxwell uses at least three loops per output.</text:p>
      <text:p text:style-name="P64">Several options with numeric arguments allow changing the parameters with which the program runs. If these options are omitted, default values are used.</text:p>
      <text:p text:style-name="P63">The numeric arguments are required, and must be in the range 0-99.</text:p>
      <text:p text:style-name="P53"><text:s text:c="7"/>-p n <text:s text:c="2"/>Paranoia, affects how much looping is done before each output.</text:p>
      <text:p text:style-name="P57">The number of loops done is 2p + <text:span text:style-name="T46">3</text:span>. Each loop collects sixteen timer samples for entropy.</text:p>
      <text:p text:style-name="P57"><text:soft-page-break/>Default is p = 0 which gives three loops.</text:p>
      <text:p text:style-name="P53"><text:s text:c="7"/>-f n <text:s/><text:span text:style-name="T32">Kilobits of data to put out quickly at startup.</text:span></text:p>
      <text:p text:style-name="P57">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57">Default is 4, enough to completely fill the pool if random(4) is compiled with its <text:s/>default parameters.</text:p>
      <text:p text:style-name="P53"><text:s text:c="7"/>-h n <text:s text:c="2"/>Halt after n kilobits of output.</text:p>
      <text:p text:style-name="P57">Default is for the program to continue indefinitely, but limiting the output is useful for testing.</text:p>
      <text:p text:style-name="P53"><text:s text:c="7"/>The above options may be combined at will.</text:p>
      <text:p text:style-name="P109"><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4">and always uses only the default three loops rather than whatever the user asks for with -p, </text:span>so <text:span text:style-name="T32">it is</text:span> <text:span text:style-name="T124">considerably </text:span>faster.</text:p>
      <text:p text:style-name="P109"><text:span text:style-name="T124">It also</text:span> claim<text:span text:style-name="T32">s</text:span> less entropy <text:span text:style-name="T32">per output (16 rather than 30 bits)</text:span>. Th<text:span text:style-name="T124">is</text:span> does have the effect of making the situation safe even if there are as few as six bits of entropy per 16 samples, since three loops at six bits each <text:span text:style-name="T1">gives more than 16 bits output entropy.</text:span></text:p>
      <text:p text:style-name="P109">However, that is not its main purpose. Even <text:span text:style-name="T124">in this fast phase</text:span>, maxwell(8) is still <text:span text:style-name="T70">design</text:span>ed to deliver 32 bits of entropy <text:span text:style-name="T124">per output</text:span>. We tell random(4) <text:span text:style-name="T92">there are</text:span> <text:span text:style-name="T90">only 16 so that the pool fills up faster; if the driver</text:span> <text:span text:style-name="T93">estimates that it </text:span>needs n bits of entropy, <text:span text:style-name="T70">then </text:span>it takes 2n bits of <text:span text:style-name="T70">the fast</text:span> output.</text:p>
      <text:h text:style-name="Heading_20_3" text:outline-level="3">Changes since version 1</text:h>
      <text:p text:style-name="P51">maxwell v1 had a different set of options. Here are ways to achieve <text:span text:style-name="T34">(approximately) the same</text:span> <text:span text:style-name="T34">ef</text:span>fects <text:span text:style-name="T111">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82"><text:span text:style-name="T100">v1</text:span> invocation</text:p>
          </table:table-cell>
          <table:table-cell table:style-name="Table1.A1" office:value-type="string">
            <text:p text:style-name="P84">v2 invocation</text:p>
          </table:table-cell>
          <table:table-cell table:style-name="Table1.C1" office:value-type="string">
            <text:p text:style-name="P83">Comment</text:p>
          </table:table-cell>
        </table:table-row>
        <table:table-row>
          <table:table-cell table:style-name="Table1.A2" office:value-type="string">
            <text:p text:style-name="P68">maxwell</text:p>
          </table:table-cell>
          <table:table-cell table:style-name="Table1.A2" office:value-type="string">
            <text:p text:style-name="P68">maxwell -<text:span text:style-name="T34">f</text:span> 0</text:p>
          </table:table-cell>
          <table:table-cell table:style-name="Table1.C2" office:value-type="string">
            <text:p text:style-name="P70">Default <text:span text:style-name="T94">in v2</text:span> is to provide fast data; -f 0 disables that</text:p>
          </table:table-cell>
        </table:table-row>
        <table:table-row>
          <table:table-cell table:style-name="Table1.A2" office:value-type="string">
            <text:p text:style-name="P70">maxwell -f</text:p>
          </table:table-cell>
          <table:table-cell table:style-name="Table1.A2" office:value-type="string">
            <text:p text:style-name="P70">maxwell -f 4 -<text:span text:style-name="T35">h 4</text:span></text:p>
          </table:table-cell>
          <table:table-cell table:style-name="Table1.C2" office:value-type="string">
            <text:p text:style-name="P74">Do 4 K bits <text:span text:style-name="T102">of fast data, </text:span>then quit</text:p>
          </table:table-cell>
        </table:table-row>
        <table:table-row>
          <table:table-cell table:style-name="Table1.A2" office:value-type="string">
            <text:p text:style-name="P70">maxwell -g</text:p>
          </table:table-cell>
          <table:table-cell table:style-name="Table1.A2" office:value-type="string">
            <text:p text:style-name="P68">maxwell -<text:span text:style-name="T34">f</text:span> <text:span text:style-name="T34">8 -h 8</text:span></text:p>
          </table:table-cell>
          <table:table-cell table:style-name="Table1.C2" office:value-type="string">
            <text:p text:style-name="P75">Do <text:span text:style-name="T62">8</text:span> K bits <text:span text:style-name="T102">of fast data,</text:span> then quit</text:p>
          </table:table-cell>
        </table:table-row>
        <table:table-row>
          <table:table-cell table:style-name="Table1.A2" office:value-type="string">
            <text:p text:style-name="P70">maxwell -G</text:p>
          </table:table-cell>
          <table:table-cell table:style-name="Table1.A2" office:value-type="string">
            <text:p text:style-name="P74">maxwell -f <text:span text:style-name="T100">16</text:span></text:p>
          </table:table-cell>
          <table:table-cell table:style-name="Table1.C2" office:value-type="string">
            <text:p text:style-name="P72"><text:span text:style-name="T34">Not in my original v1; an improvement from </text:span>David Jaša</text:p>
            <text:p text:style-name="P71">Do <text:span text:style-name="T100">16 K bits</text:span> <text:span text:style-name="T90">of fast </text:span>data, then switch to slower mode</text:p>
          </table:table-cell>
        </table:table-row>
        <table:table-row>
          <table:table-cell table:style-name="Table1.A2" office:value-type="string">
            <text:p text:style-name="P74"/>
          </table:table-cell>
          <table:table-cell table:style-name="Table1.A2" office:value-type="string">
            <text:p text:style-name="P69"><text:span text:style-name="T35">m</text:span>axwell</text:p>
            <text:p text:style-name="P85">maxwell -f 4</text:p>
          </table:table-cell>
          <table:table-cell table:style-name="Table1.C2" office:value-type="string">
            <text:p text:style-name="P88">I liked <text:span text:style-name="T35">David’s idea</text:span> enough <text:span text:style-name="T61">that </text:span>it is now the default</text:p>
            <text:p text:style-name="P89"><text:span text:style-name="T35">4 K bits t</text:span>o <text:span text:style-name="T102">match the driver’s default 4 K pool size</text:span></text:p>
          </table:table-cell>
        </table:table-row>
        <table:table-row>
          <table:table-cell table:style-name="Table1.A2" office:value-type="string">
            <text:p text:style-name="P70">maxwell -x</text:p>
          </table:table-cell>
          <table:table-cell table:style-name="Table1.A2" office:value-type="string">
            <text:p text:style-name="P70">maxwell -p 2</text:p>
          </table:table-cell>
          <table:table-cell table:style-name="Table1.C2" office:value-type="string">
            <text:p text:style-name="Table_20_Contents"/>
          </table:table-cell>
        </table:table-row>
        <table:table-row>
          <table:table-cell table:style-name="Table1.A2" office:value-type="string">
            <text:p text:style-name="P70">maxwell -y</text:p>
          </table:table-cell>
          <table:table-cell table:style-name="Table1.A2" office:value-type="string">
            <text:p text:style-name="P70">maxwell -p 4</text:p>
          </table:table-cell>
          <table:table-cell table:style-name="Table1.C2" office:value-type="string">
            <text:p text:style-name="Table_20_Contents"/>
          </table:table-cell>
        </table:table-row>
        <table:table-row>
          <table:table-cell table:style-name="Table1.A2" office:value-type="string">
            <text:p text:style-name="P70">maxwell -z</text:p>
          </table:table-cell>
          <table:table-cell table:style-name="Table1.A2" office:value-type="string">
            <text:p text:style-name="P70">maxwell -p 6</text:p>
          </table:table-cell>
          <table:table-cell table:style-name="Table1.C2" office:value-type="string">
            <text:p text:style-name="Table_20_Contents"/>
          </table:table-cell>
        </table:table-row>
        <table:table-row>
          <table:table-cell table:style-name="Table1.A2" office:value-type="string">
            <text:p text:style-name="P73">maxwell -t</text:p>
          </table:table-cell>
          <table:table-cell table:style-name="Table1.A2" office:value-type="string">
            <text:p text:style-name="P73">maxwell -<text:span text:style-name="T35">s </text:span>-f 0</text:p>
          </table:table-cell>
          <table:table-cell table:style-name="Table1.C2" office:value-type="string">
            <text:p text:style-name="P73">For testing; produce output indefinitely</text:p>
          </table:table-cell>
        </table:table-row>
      </table:table>
      <text:p text:style-name="P52"><text:soft-page-break/>Version 2 adds an explicit -s option to send output to standard out; this seems cleaner than making the output file <text:span text:style-name="T36">choice </text:span>depend on -t and -m options.</text:p>
      <text:p text:style-name="P52"><text:span text:style-name="T94">Some</text:span> options from version 1 have been dropped entirely:</text:p>
      <text:p text:style-name="P65">-c n <text:s/>Claim, how much entropy do we tell random(4) we are giving it per 32-bit output?</text:p>
      <text:p text:style-name="P59">This is not needed; if input entropy seems low <text:span text:style-name="T91">or you just want to be cautious</text:span>, use -p to increase the rounds instead <text:span text:style-name="T91">of reducing the claim</text:span>. The program now uses fixed <text:span text:style-name="T91">claim </text:span>values, 16 for initial fast data and 30 thereafter.</text:p>
      <text:p text:style-name="P65">-d n <text:s/><text:span text:style-name="T35">Delay, microseconds between timer samples.</text:span></text:p>
      <text:p text:style-name="P60">Instead of a fixed delay <text:span text:style-name="T91">for all output –</text:span> different for -f, -g, -x, -y, -z and <text:span text:style-name="T71">for </text:span>runs without those options, <text:span text:style-name="T91">and optionally settable by the user – </text:span>the program now uses a random choice from among five delay values for each kilobit of output.</text:p>
      <text:p text:style-name="P66">-<text:span text:style-name="T94">t <text:s/>Produce an endless stream of test data.</text:span></text:p>
      <text:p text:style-name="P67">-m <text:s/>Produce a megabit of test output, then quit.</text:p>
      <text:p text:style-name="P61">With -s -f 0 one can get an endless stream of test data, <text:span text:style-name="T94">replacing -t</text:span>. <text:span text:style-name="T94">Optionally,</text:span> use an external tool to get one or more samples of a megabit or any other convenient size, <text:span text:style-name="T94">replacing -m</text:span>.</text:p>
      <text:p text:style-name="P62">With -s -h &lt;number&gt; one can get up to 99 K bits of test output, and can use -f &lt;number&gt; to control how much of it is from the initial fast phase.</text:p>
      <text:p text:style-name="P54">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8205125457455237843" text:style-name="L8">
        <text:list-item>
          <text:p text:style-name="P101">t5() and t255() just return tmod(5) and tmod(255), the timer value modulo 5 or 255.</text:p>
        </text:list-item>
        <text:list-item>
          <text:p text:style-name="P101"><text:soft-page-break/>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3">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40">The basic operation for mixing a timer sample into a 32-bit word is:</text:p>
      <text:p text:style-name="P35"/>
      <text:p text:style-name="P35"><text:tab/>a += ( t31() * mul ) ;</text:p>
      <text:p text:style-name="P39"/>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3">would be</text:span> changed; with the multiplication, more bits are changed. With t31() always returning non-zero, every sample gives some change.</text:p>
      <text:p text:style-name="Text_20_body">With the -<text:span text:style-name="T76">&lt;</text:span>digit<text:span text:style-name="T76">&gt;</text:span> testing option, mul = 1. Th<text:span text:style-name="T64">is</text:span> test<text:span text:style-name="T64">s</text:span> the input entropy, with little mixing. In all other cases, mul is set to the constant MUL. MUL is chosen to spread the input bits out; it is declared as follows:</text:p>
      <text:p text:style-name="P44">/*</text:p>
      <text:p text:style-name="P44">constant for multiplications</text:p>
      <text:p text:style-name="P44">11, 37 and 71 are 3, 5 and 7 mod 8</text:p>
      <text:p text:style-name="P44">so they all give some mixing in the low bits</text:p>
      <text:p text:style-name="P44">and they each do it differently</text:p>
      <text:p text:style-name="P44">*/</text:p>
      <text:p text:style-name="P44">#define MUL (71 + (37&lt;&lt;12) + (11&lt;&lt;19))</text:p>
      <text:p text:style-name="P35"/>
      <text:p text:style-name="P22"><text:span text:style-name="T38">B</text:span>e<text:span text:style-name="T38">cause of </text:span>the multiplication, a single input sample can affect many bits of the variable a. The shifts are chosen so that<text:span text:style-name="T38"> </text:span>the 71 <text:span text:style-name="T38">can </text:span>affect bits 0 to 11, 37 bits 12-22, and 11 bits 19-27.</text:p>
      <text:h text:style-name="P120" text:outline-level="3">The loop structure</text:h>
      <text:p text:style-name="Text_20_body">The next level up has a loop that collects 16 samples and mixes them into a 32-bit word:</text:p>
      <text:p text:style-name="P44">// get 16 samples for entropy</text:p>
      <text:p text:style-name="P44">for( <text:span text:style-name="T101">k</text:span> = 0 ; <text:span text:style-name="T101">k</text:span> &lt; 16 ; <text:span text:style-name="T101">k</text:span>++)</text:p>
      <text:p text:style-name="P44">{</text:p>
      <text:p text:style-name="P44"><text:tab/>usleep(delay) ;</text:p>
      <text:p text:style-name="P44"><text:tab/>// mix in a sample</text:p>
      <text:p text:style-name="P44"><text:tab/>a += ( t31() * mul ) ;</text:p>
      <text:p text:style-name="P44"><text:tab/>// rotate left by two bits</text:p>
      <text:p text:style-name="P44"><text:tab/>...</text:p>
      <text:p text:style-name="P44">}</text:p>
      <text:p text:style-name="P48"/>
      <text:p text:style-name="P40">The rotation ensures that each sample affects different bits of the variable a.</text:p>
      <text:p text:style-name="P40"/>
      <text:p text:style-name="P40">The get-sixteen-samples loop <text:bookmark-start text:name="__DdeLink__6401_720897056"/>is inside a get-enough-samples loop:<text:bookmark-end text:name="__DdeLink__6401_720897056"/></text:p>
      <text:p text:style-name="P35"/>
      <text:p text:style-name="P44">for( <text:span text:style-name="T101">j</text:span> = 0 ; <text:span text:style-name="T101">j</text:span> &lt; loops ; <text:span text:style-name="T101">j</text:span>++)<text:tab/><text:tab/>{</text:p>
      <text:p text:style-name="P44"><text:tab/>// get 16 samples for entropy</text:p>
      <text:p text:style-name="P44"><text:tab/>for( <text:span text:style-name="T101">k</text:span> = 0 ; <text:span text:style-name="T101">k</text:span> &lt; 16 ; <text:span text:style-name="T101">k</text:span>++ )<text:tab/>{</text:p>
      <text:p text:style-name="P44"><text:tab/><text:tab/>...</text:p>
      <text:p text:style-name="P44"><text:tab/><text:tab/>// rotate left by two bits</text:p>
      <text:p text:style-name="P44"><text:tab/><text:tab/>...</text:p>
      <text:p text:style-name="P44"><text:tab/><text:tab/>}</text:p>
      <text:p text:style-name="P44"><text:tab/>// rotate left one bit</text:p>
      <text:p text:style-name="P44"><text:tab/>...</text:p>
      <text:p text:style-name="P44"><text:tab/>}</text:p>
      <text:p text:style-name="P49"><text:s text:c="2"/>}</text:p>
      <text:p text:style-name="P49"/>
      <text:p text:style-name="P40">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40"/>
      <text:p text:style-name="P40">The get-enough-samples loop is inside <text:span text:style-name="T39">a</text:span> <text:span text:style-name="T39">do1k() function</text:span> <text:span text:style-name="T39">that outputs one kilobit of data (32 32-bit words). Its main loop is:</text:span></text:p>
      <text:p text:style-name="P40"/>
      <text:p text:style-name="P44"><text:s text:c="2"/>for( <text:span text:style-name="T100">i</text:span> = 0 ; <text:span text:style-name="T100">i</text:span> &lt; <text:span text:style-name="T39">32</text:span> ; <text:span text:style-name="T100">i</text:span>++) {</text:p>
      <text:p text:style-name="P44"><text:tab/>// initialise <text:span text:style-name="T39">output variable </text:span>with a somewhat random constant</text:p>
      <text:p text:style-name="P44"><text:tab/>a = sha_c[t5()] ;</text:p>
      <text:p text:style-name="P44"><text:tab/>// sample &amp; mix</text:p>
      <text:p text:style-name="P44"><text:tab/>for( <text:span text:style-name="T100">j</text:span> = 0 ; <text:span text:style-name="T100">j</text:span> &lt; loops ; <text:span text:style-name="T100">j</text:span>++)<text:tab/><text:tab/>{</text:p>
      <text:p text:style-name="P44"><text:tab/><text:tab/>...</text:p>
      <text:p text:style-name="P44"><text:tab/>}</text:p>
      <text:p text:style-name="P44"><text:tab/>// output 32 bits</text:p>
      <text:p text:style-name="P44"><text:tab/>...</text:p>
      <text:p text:style-name="P44"><text:s text:c="2"/>}</text:p>
      <text:p text:style-name="P35"/>
      <text:p text:style-name="P14">There are two loops using the do1k( unsigned delay, unsigned claim ) function. One does the initial fast output, <text:span text:style-name="T97">the second all other output. Both use a random delay but they choose from different lists of primes. </text:span><text:s/><text:span text:style-name="T98">Each uses a constant entropy claim, 16 for</text:span> <text:span text:style-name="T98">the first loop and 30 for t</text:span>he second.</text:p>
      <text:p text:style-name="P29">The <text:span text:style-name="T39">setting of the delay for each kilobit block uses a random choice among five primes; for the first loop they have median 53 and mean 51.8, for the second median 101 and mean 99.4. <text:s/>I</text:span>nitialisation of <text:soft-page-break/><text:span text:style-name="T39">the</text:span> <text:span text:style-name="T39">output variable for each 32-bit output </text:span>randomly selects one of the five 32-bit constants which SHA‑1 uses to initialise its 160-bit state.</text:p>
      <text:p text:style-name="P23">This is not essential; I just use <text:span text:style-name="T98">random choices instead of setting some fixed value </text:span>because I can. The extra cost<text:span text:style-name="T40"> </text:span>is tiny, it can do no harm, and it might do some good <text:span text:style-name="T40">by making an attack more complex</text:span>. <text:span text:style-name="T47">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6">a few </text:span>complications) looks like this:</text:p>
      <text:p text:style-name="P44">// mix thoroughly</text:p>
      <text:p text:style-name="P44">a = qht(a) ;</text:p>
      <text:p text:style-name="P44">// output 32 bits</text:p>
      <text:p text:style-name="P44">if( (ret = write(output, &amp;a, 4)) != 4)</text:p>
      <text:p text:style-name="P44"><text:tab/>error_exit("output write failed") ;</text:p>
      <text:p text:style-name="P45">// <text:span text:style-name="T101">running as root &amp; without -s option</text:span></text:p>
      <text:p text:style-name="P47">if( demon )<text:tab/>{</text:p>
      <text:p text:style-name="P44"><text:s text:c="5"/>// update entropy estimate</text:p>
      <text:p text:style-name="P44"><text:s text:c="5"/>if( (ioctl(output, RNDADDTOENTCNT, claim)) == -1)</text:p>
      <text:p text:style-name="P44"><text:s text:c="6"/><text:tab/>message("ioctl() failed") ;</text:p>
      <text:p text:style-name="P46">}</text:p>
      <text:p text:style-name="P35"/>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40">Just before the output, there is a call to qht(a):</text:p>
      <text:p text:style-name="P35"/>
      <text:p text:style-name="P44">// mix thoroughly</text:p>
      <text:p text:style-name="P44">a = qht(a) ;</text:p>
      <text:p text:style-name="P44">// send 32 bits to /dev/random</text:p>
      <text:p text:style-name="P35"/>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44">x = a+b</text:p>
      <text:p text:style-name="P44">y = a + 2b</text:p>
      <text:p text:style-name="P44">a = x</text:p>
      <text:p text:style-name="P44">b = y</text:p>
      <text:p text:style-name="P35"/>
      <text:p text:style-name="Text_20_body">but a better implementation is:</text:p>
      <text:p text:style-name="P44">a += b</text:p>
      <text:p text:style-name="P44">b += a</text:p>
      <text:p text:style-name="P35"/>
      <text:p text:style-name="Text_20_body">which does the operations in place, and eliminates the two intermediate variables and the multiplication <text:span text:style-name="T1">by two.</text:span></text:p>
      <text:p text:style-name="Text_20_body"><text:soft-page-break/>The QHT is just like the PHT except that it uses IDEA [13] multiplication instead of addition; it <text:span text:style-name="T1">calculates ab instead of a+b and ab</text:span><text:span text:style-name="T48">2</text:span><text:span text:style-name="T1"> instead of a+2b. Like the PHT, it is invertible; it loses no information.</text:span></text:p>
      <text:p text:style-name="Text_20_body">The preferred implementation, using * for IDEA multiplication, is:</text:p>
      <text:p text:style-name="P44">a *= b</text:p>
      <text:p text:style-name="P44">b *= a</text:p>
      <text:p text:style-name="P35"/>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9">s</text:span> that the data is well mixed before it is sent to the random(4) driver. The loops acquire enough entropy and do some mixing; this is the final more thorough mixing. <text:span text:style-name="T47">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40">There are some test options built into maxwell(8). Quoting the man(1) page:</text:p>
      <text:p text:style-name="P44"/>
      <text:p text:style-name="P44"><text:tab/>-&lt;digit&gt;</text:p>
      <text:p text:style-name="P44"><text:tab/>This runs the given number of loops, where any other combination of options <text:tab/>runs at least three. It also omits the extra mixing normally done outside <text:tab/>the loop.</text:p>
      <text:p text:style-name="P35"/>
      <text:p text:style-name="P40">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35"/>
      <text:p text:style-name="P40">There are additional test programs as well.</text:p>
      <text:p text:style-name="P35"/>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4">The changes would not be extensive; just replace various t*() function calls with g*() equivalents and possibly adjust the line #define MIN_LOOPS 3 to compensate for lower input entropy.</text:span></text:p>
      <text:p text:style-name="Text_20_body"><text:soft-page-break/>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44">// test outer loop of maxwell</text:p>
      <text:p text:style-name="P44">for( i = 0 ; i &lt; LIMIT ; i++ ) {</text:p>
      <text:p text:style-name="P44"><text:tab/>// all the sampling replaced</text:p>
      <text:p text:style-name="P44"><text:tab/>a = qht(i) ;</text:p>
      <text:p text:style-name="P44"><text:tab/>// write to stdout</text:p>
      <text:p text:style-name="P44"><text:tab/>write(1, &amp;a, 4) ;</text:p>
      <text:p text:style-name="P44">}</text:p>
      <text:p text:style-name="P48"/>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4">compiles maxwell then </text:span>runs:</text:p>
      <text:p text:style-name="P37">./maxwell -<text:span text:style-name="T99">s -h 64 -f <text:s/>0 </text:span>| ent <text:span text:style-name="T113">| grep Entropy</text:span></text:p>
      <text:p text:style-name="P115">./maxwell -<text:span text:style-name="T99">s -h 64 -f 64 </text:span>| ent <text:span text:style-name="T113">| grep Entropy</text:span></text:p>
      <text:p text:style-name="P115"/>
      <text:p text:style-name="P116">This produces 64 K bits of output, first from the main loop and then from the fast startup loop. Results above 7.5 bits/byte (30 per output) in the first test and 5.33 bits/byte (16 per output) in the second indicate that maxwell(8) <text:span text:style-name="T114">should be</text:span> safe, though this not an infallible test.</text:p>
      <text:p text:style-name="P116"/>
      <text:p text:style-name="P117"><text:span text:style-name="T115">I would recommend that anyone building maxwell(8) for their own system or for distribution run at least these simple tests as a sanity check.</text:span><text:span text:style-name="T116"> </text:span><text:span text:style-name="T117">On my system, both give about 7.975 bits/byte </text:span><text:span text:style-name="T115">which gives me some confidence that the program is working correctly</text:span><text:span text:style-name="T117">.</text:span></text:p>
      <text:p text:style-name="P117"><text:span text:style-name="T117"/></text:p>
      <text:p text:style-name="P118"><text:span text:style-name="T115">Standalone test programs are also provided to test individual parts of the program – sampling, mixing and so on. For these, do make full_test which compiles the test programs, </text:span><text:span text:style-name="T118">creates a results directory if you do not already have one,</text:span><text:span text:style-name="T115"> then runs:</text:span></text:p>
      <text:p text:style-name="P117"><text:span text:style-name="T115"/></text:p>
      <text:p text:style-name="P119">maxwell -1 <text:span text:style-name="T119">-h 64</text:span><text:tab/>| ent &gt; results/max.1.out</text:p>
      <text:p text:style-name="P37">test.sam<text:tab/><text:tab/>| ent &gt; results/raw.out</text:p>
      <text:p text:style-name="P37">test.sam -g<text:tab/><text:tab/>| ent &gt; results/usec.out</text:p>
      <text:p text:style-name="P37">test.qht<text:tab/><text:tab/>| ent &gt; results/qht.out</text:p>
      <text:p text:style-name="P37">test.mix<text:tab/><text:tab/>| ent &gt; results/mix.out</text:p>
      <text:p text:style-name="P37">test.parity<text:tab/><text:tab/>| ent &gt; results/parity.out</text:p>
      <text:p text:style-name="P38">test.parity<text:tab/>-<text:span text:style-name="T72">g</text:span><text:tab/>| ent &gt; results/par.<text:span text:style-name="T72">g</text:span>.out</text:p>
      <text:p text:style-name="P35">grep Entropy results/*.out &gt; test.summary</text:p>
      <text:p text:style-name="P35"/>
      <text:p text:style-name="Text_20_body"><text:soft-page-break/>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4856775635452476770" text:style-name="L9">
        <text:list-item>
          <text:p text:style-name="P102">max.1.out shows three bits per output byte, which is twelve per loop</text:p>
        </text:list-item>
        <text:list-item>
          <text:p text:style-name="P102">raw.out shows at least .7 bits per sample, which gives .7*16 ~= 11 bits per loop</text:p>
        </text:list-item>
        <text:list-item>
          <text:p text:style-name="P112">parity.out shows at least 5.5 bits per byte, equivalent to 11 per loop</text:p>
        </text:list-item>
      </text:list>
      <text:p text:style-name="P35"/>
      <text:p text:style-name="Text_20_body">A modified version using the Unix standard microsecond timer, rather than the nanosecond timer <text:span text:style-name="T1">provided with the realtime libraries, would be safe if:</text:span></text:p>
      <text:list xml:id="list1385870530615671308" text:style-name="L10">
        <text:list-item>
          <text:p text:style-name="P113">usec.out shows at least .7 bits per sample, which gives .7*16 ~= 11 bits per loop</text:p>
        </text:list-item>
      </text:list>
      <text:p text:style-name="P39"/>
      <text:p text:style-name="P103"><text:span text:style-name="T42">Testing on my current system, a laptop with an Intel CPU and Lubuntu; my results ar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06">Test program</text:p>
            </table:table-cell>
            <table:table-cell table:style-name="Table3.A1" office:value-type="string">
              <text:p text:style-name="P135">Output file</text:p>
            </table:table-cell>
            <table:table-cell table:style-name="Table3.A1" table:number-columns-spanned="3" office:value-type="string">
              <text:p text:style-name="P135">Bits <text:span text:style-name="T120">needed </text:span>per test byte</text:p>
            </table:table-cell>
            <table:covered-table-cell/>
            <table:covered-table-cell/>
            <table:table-cell table:style-name="Table3.F1" office:value-type="string">
              <text:p text:style-name="P136">Test result</text:p>
            </table:table-cell>
          </table:table-row>
        </table:table-header-rows>
        <table:table-row>
          <table:table-cell table:style-name="Table3.A2" office:value-type="string">
            <text:p text:style-name="P125"/>
          </table:table-cell>
          <table:table-cell table:style-name="Table3.A2" office:value-type="string">
            <text:p text:style-name="P125"/>
          </table:table-cell>
          <table:table-cell table:style-name="Table3.A2" office:value-type="string">
            <text:p text:style-name="P126"><text:span text:style-name="T120">Input data</text:span></text:p>
          </table:table-cell>
          <table:table-cell table:style-name="Table3.A2" office:value-type="string">
            <text:p text:style-name="P127">Output data</text:p>
          </table:table-cell>
          <table:table-cell table:style-name="Table3.A2" office:value-type="string">
            <text:p text:style-name="P128">Mixing</text:p>
          </table:table-cell>
          <table:table-cell table:style-name="Table3.F2" office:value-type="string">
            <text:p text:style-name="P126"/>
          </table:table-cell>
        </table:table-row>
        <table:table-row>
          <table:table-cell table:style-name="Table3.A2" office:value-type="string">
            <text:p text:style-name="P121">maxwell -1</text:p>
          </table:table-cell>
          <table:table-cell table:style-name="Table3.A2" office:value-type="string">
            <text:p text:style-name="P121">max.1.out</text:p>
          </table:table-cell>
          <table:table-cell table:style-name="Table3.A2" office:value-type="string">
            <text:p text:style-name="P123"/>
          </table:table-cell>
          <table:table-cell table:style-name="Table3.A2" office:value-type="string">
            <text:p text:style-name="P131">3<text:span text:style-name="T121">0</text:span>/4 = <text:span text:style-name="T121">7.5</text:span></text:p>
          </table:table-cell>
          <table:table-cell table:style-name="Table3.A2" office:value-type="string">
            <text:p text:style-name="P130"/>
          </table:table-cell>
          <table:table-cell table:style-name="Table3.F2" office:value-type="string">
            <text:p text:style-name="P130">7.99</text:p>
          </table:table-cell>
        </table:table-row>
        <table:table-row>
          <table:table-cell table:style-name="Table3.A2" office:value-type="string">
            <text:p text:style-name="P122">test.sam</text:p>
          </table:table-cell>
          <table:table-cell table:style-name="Table3.A2" office:value-type="string">
            <text:p text:style-name="P122">raw.out</text:p>
          </table:table-cell>
          <table:table-cell table:style-name="Table3.A2" office:value-type="string">
            <text:p text:style-name="P129"><text:span text:style-name="T121">32/48 = </text:span>2/3</text:p>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4.95</text:p>
          </table:table-cell>
        </table:table-row>
        <table:table-row>
          <table:table-cell table:style-name="Table3.A2" office:value-type="string">
            <text:p text:style-name="P122">test.sam -g</text:p>
          </table:table-cell>
          <table:table-cell table:style-name="Table3.A2" office:value-type="string">
            <text:p text:style-name="P122">usec.out </text:p>
          </table:table-cell>
          <table:table-cell table:style-name="Table3.A2" office:value-type="string">
            <text:p text:style-name="P132">2/3</text:p>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4.95</text:p>
          </table:table-cell>
        </table:table-row>
        <table:table-row>
          <table:table-cell table:style-name="Table3.A2" office:value-type="string">
            <text:p text:style-name="P122">test.parity</text:p>
          </table:table-cell>
          <table:table-cell table:style-name="Table3.A2" office:value-type="string">
            <text:p text:style-name="P122">par.t.out</text:p>
          </table:table-cell>
          <table:table-cell table:style-name="Table3.A2" office:value-type="string">
            <text:p text:style-name="P124"><text:span text:style-name="T121">8*2</text:span>/<text:span text:style-name="T121">3</text:span> = 5.33</text:p>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7.82</text:p>
          </table:table-cell>
        </table:table-row>
        <table:table-row>
          <table:table-cell table:style-name="Table3.A2" office:value-type="string">
            <text:p text:style-name="P122">test.parity -g</text:p>
          </table:table-cell>
          <table:table-cell table:style-name="Table3.A2" office:value-type="string">
            <text:p text:style-name="P122">par.g.out</text:p>
          </table:table-cell>
          <table:table-cell table:style-name="Table3.A2" office:value-type="string">
            <text:p text:style-name="P132">5.33</text:p>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4.36</text:p>
          </table:table-cell>
        </table:table-row>
        <table:table-row>
          <table:table-cell table:style-name="Table3.A2" office:value-type="string">
            <text:p text:style-name="P133">test.mix</text:p>
          </table:table-cell>
          <table:table-cell table:style-name="Table3.A2" office:value-type="string">
            <text:p text:style-name="P133">mix.out</text:p>
          </table:table-cell>
          <table:table-cell table:style-name="Table3.A2" office:value-type="string">
            <text:p text:style-name="P132"/>
          </table:table-cell>
          <table:table-cell table:style-name="Table3.A2" office:value-type="string">
            <text:p text:style-name="P130"/>
          </table:table-cell>
          <table:table-cell table:style-name="Table3.A2" office:value-type="string">
            <text:p text:style-name="P134">anything</text:p>
          </table:table-cell>
          <table:table-cell table:style-name="Table3.F2" office:value-type="string">
            <text:p text:style-name="P134">6.39</text:p>
          </table:table-cell>
        </table:table-row>
        <table:table-row>
          <table:table-cell table:style-name="Table3.A2" office:value-type="string">
            <text:p text:style-name="P133">test.qht</text:p>
          </table:table-cell>
          <table:table-cell table:style-name="Table3.A2" office:value-type="string">
            <text:p text:style-name="P133">qht.out</text:p>
          </table:table-cell>
          <table:table-cell table:style-name="Table3.A2" office:value-type="string">
            <text:p text:style-name="P132"/>
          </table:table-cell>
          <table:table-cell table:style-name="Table3.A2" office:value-type="string">
            <text:p text:style-name="P130"/>
          </table:table-cell>
          <table:table-cell table:style-name="Table3.A2" office:value-type="string">
            <text:p text:style-name="P134">anything</text:p>
          </table:table-cell>
          <table:table-cell table:style-name="Table3.F2" office:value-type="string">
            <text:p text:style-name="P134">7.95</text:p>
          </table:table-cell>
        </table:table-row>
      </table:table>
      <text:p text:style-name="P104"/>
      <text:p text:style-name="P105"><text:span text:style-name="T122">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span></text:p>
      <text:p text:style-name="P107"><text:span text:style-name="T123">These results appear to show that maxwell(8) has more entropy available than it needs</text:span>, <text:span text:style-name="T43">except in one case – using test.parity -g which weakens the algorithm in two ways, using the microsecond timer and taking its parity (only one bit of entropy per sample is possible) rather than using a modulo 31 calculation (perhaps near five bits)</text:span>.</text:p>
      <text:p text:style-name="Text_20_body"><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text:soft-page-break/>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4">had </text:span>to hand which <text:span text:style-name="T44">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35">maxwell -<text:span text:style-name="T44">s</text:span> | dieharder -a -g 200 -k 2 -Y 1 &gt; results/dh.max.out</text:p>
      <text:p text:style-name="P35"/>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4">s</text:span> option to maxwell(8) makes it run indefinitely and <text:span text:style-name="T44">send output to standard out;</text:span> <text:span text:style-name="T44">t</text:span>his is <text:span text:style-name="T1">necessary because dieharder(1) needs a great deal of input. This is an extremely slow and expensive test. On my machine, a lightly loaded 3 GHz desktop, it takes days.</text:span></text:p>
      <text:h text:style-name="Heading_20_2" text:outline-level="2"><text:soft-page-break/>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86">-<text:span text:style-name="T44">p</text:span></text:p>
            </table:table-cell>
            <table:table-cell table:style-name="Table2.A1" office:value-type="string">
              <text:p text:style-name="P87">loops</text:p>
            </table:table-cell>
            <table:table-cell table:style-name="Table2.C1" table:number-columns-spanned="3" office:value-type="string">
              <text:p text:style-name="P87">Entropy needed per 16 samples</text:p>
            </table:table-cell>
            <table:covered-table-cell/>
            <table:covered-table-cell/>
          </table:table-row>
        </table:table-header-rows>
        <table:table-row>
          <table:table-cell table:style-name="Table2.A2" office:value-type="string">
            <text:p text:style-name="P80">(paranoia)</text:p>
          </table:table-cell>
          <table:table-cell table:style-name="Table2.A2" office:value-type="string">
            <text:p text:style-name="P80">2p + 3</text:p>
          </table:table-cell>
          <table:table-cell table:style-name="Table2.A2" office:value-type="string">
            <text:p text:style-name="P80">For 32 bits out</text:p>
          </table:table-cell>
          <table:table-cell table:style-name="Table2.A2" office:value-type="string">
            <text:p text:style-name="P80">For 30-bit claim</text:p>
          </table:table-cell>
          <table:table-cell table:style-name="Table2.E2" office:value-type="string">
            <text:p text:style-name="P81">For 16-bit claim </text:p>
          </table:table-cell>
        </table:table-row>
        <table:table-row>
          <table:table-cell table:style-name="Table2.A2" office:value-type="string">
            <text:p text:style-name="P76">0</text:p>
          </table:table-cell>
          <table:table-cell table:style-name="Table2.A2" office:value-type="string">
            <text:p text:style-name="P76">3</text:p>
          </table:table-cell>
          <table:table-cell table:style-name="Table2.A2" office:value-type="string">
            <text:p text:style-name="P76">11</text:p>
          </table:table-cell>
          <table:table-cell table:style-name="Table2.A2" office:value-type="string">
            <text:p text:style-name="P76">10</text:p>
          </table:table-cell>
          <table:table-cell table:style-name="Table2.E2" office:value-type="string">
            <text:p text:style-name="P79">6</text:p>
          </table:table-cell>
        </table:table-row>
        <table:table-row>
          <table:table-cell table:style-name="Table2.A2" office:value-type="string">
            <text:p text:style-name="P76">1</text:p>
          </table:table-cell>
          <table:table-cell table:style-name="Table2.A2" office:value-type="string">
            <text:p text:style-name="P76">5</text:p>
          </table:table-cell>
          <table:table-cell table:style-name="Table2.A2" office:value-type="string">
            <text:p text:style-name="P76">7</text:p>
          </table:table-cell>
          <table:table-cell table:style-name="Table2.A2" office:value-type="string">
            <text:p text:style-name="P76">6</text:p>
          </table:table-cell>
          <table:table-cell table:style-name="Table2.E2" office:value-type="string">
            <text:p text:style-name="P79">4</text:p>
          </table:table-cell>
        </table:table-row>
        <table:table-row>
          <table:table-cell table:style-name="Table2.A2" office:value-type="string">
            <text:p text:style-name="P76">2</text:p>
          </table:table-cell>
          <table:table-cell table:style-name="Table2.A2" office:value-type="string">
            <text:p text:style-name="P76">7</text:p>
          </table:table-cell>
          <table:table-cell table:style-name="Table2.A2" office:value-type="string">
            <text:p text:style-name="P76">5</text:p>
          </table:table-cell>
          <table:table-cell table:style-name="Table2.A2" office:value-type="string">
            <text:p text:style-name="P76">5</text:p>
          </table:table-cell>
          <table:table-cell table:style-name="Table2.E2" office:value-type="string">
            <text:p text:style-name="P79">3</text:p>
          </table:table-cell>
        </table:table-row>
        <table:table-row>
          <table:table-cell table:style-name="Table2.A2" office:value-type="string">
            <text:p text:style-name="P76">3</text:p>
          </table:table-cell>
          <table:table-cell table:style-name="Table2.A2" office:value-type="string">
            <text:p text:style-name="P76">9</text:p>
          </table:table-cell>
          <table:table-cell table:style-name="Table2.A2" office:value-type="string">
            <text:p text:style-name="P76">4</text:p>
          </table:table-cell>
          <table:table-cell table:style-name="Table2.A2" office:value-type="string">
            <text:p text:style-name="P76">4</text:p>
          </table:table-cell>
          <table:table-cell table:style-name="Table2.E2" table:number-rows-spanned="4" office:value-type="string">
            <text:p text:style-name="P79"/>
            <text:p text:style-name="P79"/>
            <text:p text:style-name="P79">2</text:p>
          </table:table-cell>
        </table:table-row>
        <table:table-row>
          <table:table-cell table:style-name="Table2.A2" office:value-type="string">
            <text:p text:style-name="P76">4</text:p>
          </table:table-cell>
          <table:table-cell table:style-name="Table2.A2" office:value-type="string">
            <text:p text:style-name="P76">11</text:p>
          </table:table-cell>
          <table:table-cell table:style-name="Table2.A2" table:number-rows-spanned="2" office:value-type="string">
            <text:p text:style-name="P76"/>
            <text:p text:style-name="P76">3</text:p>
          </table:table-cell>
          <table:table-cell table:style-name="Table2.A2" table:number-rows-spanned="2" office:value-type="string">
            <text:p text:style-name="P76"/>
            <text:p text:style-name="P76">3</text:p>
          </table:table-cell>
          <table:covered-table-cell/>
        </table:table-row>
        <table:table-row>
          <table:table-cell table:style-name="Table2.A2" office:value-type="string">
            <text:p text:style-name="P78">5</text:p>
          </table:table-cell>
          <table:table-cell table:style-name="Table2.A2" office:value-type="string">
            <text:p text:style-name="P78">13</text:p>
          </table:table-cell>
          <table:covered-table-cell/>
          <table:covered-table-cell/>
          <table:covered-table-cell/>
        </table:table-row>
        <table:table-row>
          <table:table-cell table:style-name="Table2.A2" office:value-type="string">
            <text:p text:style-name="P78">6</text:p>
          </table:table-cell>
          <table:table-cell table:style-name="Table2.A2" office:value-type="string">
            <text:p text:style-name="P78">15</text:p>
          </table:table-cell>
          <table:table-cell table:style-name="Table2.A2" office:value-type="string">
            <text:p text:style-name="P78">3</text:p>
          </table:table-cell>
          <table:table-cell table:style-name="Table2.A2" office:value-type="string">
            <text:p text:style-name="P78">2</text:p>
          </table:table-cell>
          <table:covered-table-cell/>
        </table:table-row>
        <table:table-row table:style-name="Table2.10">
          <table:table-cell table:style-name="Table2.A2" office:value-type="string">
            <text:p text:style-name="P76">7</text:p>
          </table:table-cell>
          <table:table-cell table:style-name="Table2.A2" office:value-type="string">
            <text:p text:style-name="P76">17</text:p>
          </table:table-cell>
          <table:table-cell table:style-name="Table2.A2" table:number-rows-spanned="2" office:value-type="string">
            <text:p text:style-name="P76"/>
            <text:p text:style-name="P76">2</text:p>
          </table:table-cell>
          <table:table-cell table:style-name="Table2.A2" table:number-rows-spanned="2" office:value-type="string">
            <text:p text:style-name="P76"/>
            <text:p text:style-name="P76">2</text:p>
          </table:table-cell>
          <table:table-cell table:style-name="Table2.E2" table:number-rows-spanned="3" office:value-type="string">
            <text:p text:style-name="P79"/>
            <text:p text:style-name="P79">1</text:p>
          </table:table-cell>
        </table:table-row>
        <table:table-row table:style-name="Table2.11">
          <table:table-cell table:style-name="Table2.A2" table:number-columns-spanned="2" office:value-type="string">
            <text:p text:style-name="P77">...</text:p>
          </table:table-cell>
          <table:covered-table-cell/>
          <table:covered-table-cell/>
          <table:covered-table-cell/>
          <table:covered-table-cell/>
        </table:table-row>
        <table:table-row>
          <table:table-cell table:style-name="Table2.A2" office:value-type="string">
            <text:p text:style-name="P76">15</text:p>
          </table:table-cell>
          <table:table-cell table:style-name="Table2.A2" office:value-type="string">
            <text:p text:style-name="P76">33</text:p>
          </table:table-cell>
          <table:table-cell table:style-name="Table2.A2" office:value-type="string">
            <text:p text:style-name="P76">1</text:p>
          </table:table-cell>
          <table:table-cell table:style-name="Table2.A2" office:value-type="string">
            <text:p text:style-name="P76">1</text:p>
          </table:table-cell>
          <table:covered-table-cell/>
        </table:table-row>
      </table:table>
      <text:p text:style-name="P41"/>
      <text:p text:style-name="P24">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79">should be unnecessary on most systems.</text:span></text:p>
      <text:p text:style-name="P24"><text:span text:style-name="T79">I find it impossible to imagine circumstances where more than -p 6 would be needed, but</text:span> the program accepts any number up to 99. <text:span text:style-name="T80">Users may have different systems than any I am familiar with, or perhaps just a better imagination.</text:span></text:p>
      <text:h text:style-name="Heading_20_2" text:outline-level="2"><text:soft-page-break/>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text:span><text:soft-page-break/><text:span text:style-name="T1">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text:soft-page-break/>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Text_20_body">The program does not use much CPU. It spends most of its time sleeping; there is a usleep(delay) call <text:span text:style-name="T1">before each timer sample, with delays generally around 100 µs. When it does wake up to process a sample, it does only a few simple operations.</text:span></text:p>
      <text:p text:style-name="P31">The rate of entropy output is adequate for many applications; I have argued above that a few hundred <text:span text:style-name="T1">bits per second is enough on most systems. This program is capable of about an order of magnitude more than that.</text:span></text:p>
      <text:p text:style-name="P31"><text:span text:style-name="T104">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span></text:p>
      <text:p text:style-name="P30">Actual test times are somewhat lower. On my<text:span text:style-name="T105"> </text:span>system (a laptop with a 2.16 GHz Pentium R CPU) doing <text:span text:style-name="T8">time maxwell -s -h 64 -f 0 &gt; /dev/null</text:span> gives a real time of 16.24 seconds for 64 K bits of output, or <text:span text:style-name="T104">just under</text:span> 4 K bit/s. <text:span text:style-name="T103">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108">This program achieves its main design goal: it uses minimal resources and provides high-grade entropy <text:span text:style-name="T5">in sufficient quantity for many applications. </text:span>Also, the program is simple enough for easy auditing.</text:p>
      <text:p text:style-name="P108">The <text:span text:style-name="T81">version 1 </text:span>user interface <text:span text:style-name="T81">was a </text:span>first cut, <text:span text:style-name="T81">usable but not ideal. The v2</text:span> <text:span text:style-name="T81">interface is better, simple but providing reasonable flexibility.</text:span></text:p>
      <text:h text:style-name="P111" text:outline-level="2">References</text:h>
      <text:p text:style-name="P42">[1] <text:span text:style-name="T50">Eastlake, Schiller &amp; Crocker, Randomness Requirements for Security, June 2005,</text:span></text:p>
      <text:p text:style-name="P40">http://tools.ietf.org/html/rfc4086</text:p>
      <text:p text:style-name="P40">[2] Timer entropy demon web page http://www.vanheusden.com/te/</text:p>
      <text:p text:style-name="P40">[3] Wikipedia page on Johnson-Nyquist noise http://en.wikipedia.org/wiki/Johnson-Nyquist_noise</text:p>
      <text:p text:style-name="P40">[4] Turbid web page http://www.av8n.com/turbid/</text:p>
      <text:p text:style-name="P40">[5] A. Seznec, N. Sendrier, "HAVEGE: a user level software unpredictable random number</text:p>
      <text:p text:style-name="P40">generator" http://www.irisa.fr/caps/projects/hipsor/old/files/HAVEGE.pdf</text:p>
      <text:p text:style-name="P40">[6] HAVEGE web page http://www.irisa.fr/caps/projects/hipsor/</text:p>
      <text:p text:style-name="P40">[7] J. Kelsey, B. Schneier, and N. Ferguson, Yarrow-160:</text:p>
      <text:p text:style-name="P40">Notes on the Design and Analysis of the Yarrow Cryptographic Pseudorandom Number Generator,</text:p>
      <text:p text:style-name="P40">SAC 99 http://www.schneier.com/yarrow.html</text:p>
      <text:p text:style-name="P40">[8] Cryptlib web page http://www.cs.auckland.ac.nz/~pgut001/cryptlib/</text:p>
      <text:p text:style-name="P40">[9] Peter Gutmann, Software Generation of Practically Strong Random Numbers, USENIX Security</text:p>
      <text:p text:style-name="P40">Symposium, 1998</text:p>
      <text:p text:style-name="P40">http://www.usenix.org/publications/library/proceedings/sec98/gutmann.html</text:p>
      <text:p text:style-name="P40">[10] McGuire, Okech &amp; Schiesser, Analysis of inherent randomness of the Linux kernel,</text:p>
      <text:p text:style-name="P40">http://lwn.net/images/conf/rtlws11/random-hardware.pdf</text:p>
      <text:p text:style-name="P40">[11] James L. Massey, SAFER K-64: A Byte-Oriented Block-Ciphering Algorithm, FSE '93</text:p>
      <text:p text:style-name="P40">[12] Bruce Schneier, John Kelsey, Doug Whiting, David Wagner, Chris Hall, Niels Ferguson</text:p>
      <text:p text:style-name="P40">Twofish: A 128-Bit Block Cipher, First AES Conference http://www.schneier.com/papertwofishpaper.html</text:p>
      <text:p text:style-name="P40">[13] Xuejia Lai (1992), "On the Design and Security of Block Ciphers", ETH Series in Information</text:p>
      <text:p text:style-name="P40">Processing, v. 1</text:p>
      <text:p text:style-name="P40">[14] Claude Shannon, “Communication Theory of Secrecy Systems”, Bell Systems Technical Journal,</text:p>
      <text:p text:style-name="P40">1949, http://netlab.cs.ucla.edu/wiki/files/shannon1949.pdf</text:p>
      <text:p text:style-name="P40">[15] Web page for haveged(8) http://www.issihosts.com/haveged/</text:p>
      <text:p text:style-name="P40">[16] Gutterman, Pinkas &amp; Reinman “Analysis of the Linux Random Number Generator”,</text:p>
      <text:p text:style-name="P40">http://eprint.iacr.org/2006/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31T16:52:18.091911728</dc:date>
    <meta:generator>LibreOffice/5.1.4.2$Linux_X86_64 LibreOffice_project/10m0$Build-2</meta:generator>
    <meta:editing-duration>PT17H26M44S</meta:editing-duration>
    <meta:editing-cycles>129</meta:editing-cycles>
    <meta:document-statistic meta:table-count="3" meta:image-count="0" meta:object-count="0" meta:page-count="25" meta:paragraph-count="508" meta:word-count="10991" meta:character-count="63497" meta:non-whitespace-character-count="52854"/>
  </office:meta>
</office:document-meta>
</file>